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position="0% 100%"/>
    </style:style>
    <style:style style:name="T3" style:family="text">
      <style:text-properties style:text-line-through-style="solid" style:text-position="0% 100%" style:text-underline-style="none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style:text-position="0% 100%" style:text-underline-style="solid" style:text-underline-width="auto" style:text-underline-color="font-color"/>
    </style:style>
    <style:style style:name="T7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5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Y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3</text:p>
      <text:p text:style-name="P4">Number of Sheets<text:tab/><text:tab/><text:tab/><text:tab/>3</text:p>
      <text:p text:style-name="P4">Fragment<text:tab/><text:tab/><text:tab/><text:tab/><text:tab/></text:p>
      <text:p text:style-name="P4">Pagination <text:tab/><text:tab/><text:tab/><text:tab/><text:tab/>Y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Also available in AJA Microfilm, Reel #202</text:p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[Page 1]</text:p>
      <text:p text:style-name="P2">Mr Editor./</text:p>
      <text:p text:style-name="P2"/>
      <text:p text:style-name="P2">The article in your yesterday's issue, headed/ "Interesting ceremonies" contained much which/ is positively false, while, portions that are true,/ have been oddly represented./</text:p>
      <text:p text:style-name="P2">I cannot tell whether your non-Jewish readers/ <text:span text:style-name="T1">have been</text:span> were edified by a description of the man-/-ner in which <text:span text:style-name="T1">Hebrews</text:span> those who worship in a synagogue and not in a church cook their Friday-evening/ fish, but I judge that to have pointed out/ <text:span text:style-name="T1">to them</text:span> how "radically orthodox Hebrews"--/ when they can be found--observe their sabbath,/ might have afforded some information more/ <text:span text:style-name="T1">instructive and</text:span> useful and instructive./</text:p>
      <text:p text:style-name="P2">It would have shown <text:span text:style-name="T1">the</text:span> children bending to/ receive <text:span text:style-name="T1">the</text:span> a parental blessing, the husband reciting/ the 31<text:span text:style-name="T4">t</text:span><text:span text:style-name="T5"> chapter of Proverbs, as an expression/ of his appreciation of </text:span><text:span text:style-name="T2">a her</text:span><text:span text:style-name="T5"> a virtuous wife, and the/ latter welcoming all--the stranger and the poor/ </text:span><text:span text:style-name="T2">also</text:span><text:span text:style-name="T5"> included--to a peaceful home, with the ancient greeting,/ "A happy Sabbath to you"./</text:span></text:p>
      <text:p text:style-name="P5"/>
      <text:p text:style-name="P5">[Page 2]</text:p>
      <text:p text:style-name="P2"><text:span text:style-name="T5">So likewise instead of delineating minutely/ </text:span><text:span text:style-name="T2">for the benefit information of your subscribers</text:span><text:span text:style-name="T5"> the ceremonies connected with the burial of/ the dead among Jews--(many of which </text:span><text:span text:style-name="T2">have been</text:span><text:span text:style-name="T5"> thy writer/ borrowed from fancy)--you might have </text:span><text:span text:style-name="T2">taught</text:span><text:span text:style-name="T5"> urged/ some of your subscribers to copy the simplicity </text:span><text:soft-page-break/><text:span text:style-name="T5">practised </text:span><text:span text:style-name="T2">among</text:span><text:span text:style-name="T5"> by/ "radically orthodox Hebrews" on the occasion/ of preparing the dear departed whose soul is to appear before/ the Great Judge; you might have set forth as/ an exemplar also the humility and self-denial/ indicated by a lowly posture, and by the post-/-poning of worldly pursuits to a week's medi-/-tation on the decree</text:span><text:span text:style-name="T2">s</text:span><text:span text:style-name="T5"> of Providence./</text:span></text:p>
      <text:p text:style-name="P2"><text:span text:style-name="T5">It cannot be that yourself, </text:span><text:span text:style-name="T2">Mr Editor,</text:span><text:span text:style-name="T5"> as an Editor of a secular paper in America, intended/ to expose a number of your fellow-citizens/ to ridicule. <text:s/>The article to which I allude was likely, furnished/ by some who has not </text:span><text:span text:style-name="T2">yet</text:span><text:span text:style-name="T5"> learnt[sic!] yet to free himself/ of the vile prejudices brought along from the/ other side of the Atlantic, </text:span><text:span text:style-name="T2">and</text:span><text:span text:style-name="T5"> still, when, turn-/-ing to your fourth page my eyes met a/ would-be learned </text:span><text:span text:style-name="T2">article</text:span><text:span text:style-name="T5"> communication entitled "Our churches" but/ </text:span><text:span text:style-name="T2">obviously</text:span><text:span text:style-name="T5"> too-evidently disclosing a mind narrowed down by/ religious antipathies, the </text:span><text:span text:style-name="T2">suspicion arose that</text:span><text:span text:style-name="T5"> thought occurred to/</text:span></text:p>
      <text:p text:style-name="P5"/>
      <text:p text:style-name="P5">[Page 3]</text:p>
      <text:p text:style-name="P2"><text:span text:style-name="T5">my mind that/ if you do not </text:span><text:span text:style-name="T2">better you</text:span><text:span text:style-name="T5"> share the feelings betrayed by </text:span><text:span text:style-name="T2">the</text:span><text:span text:style-name="T5"> your/ </text:span><text:span text:style-name="T2">correspondents two writers</text:span><text:span text:style-name="T5"> contributors </text:span><text:span text:style-name="T2">or you have unwittingly allowed</text:span><text:span text:style-name="T5"> did not exercise due caution to prevent/ the columns </text:span><text:span text:style-name="T2">to be</text:span><text:span text:style-name="T5"> of your journals being made the vehicle of illiberal</text:span><text:span text:style-name="T2">ity</text:span><text:span text:style-name="T5">/ sentiments. <text:s/></text:span><text:span text:style-name="T2">Please, explain.</text:span><text:span text:style-name="T5"> <text:s/>Am I in error?/ <text:s/>Only a few days ago, one of your reporters/ called upon me for information on a Jewish/ subject, and he received an answer, prompt/ and unequivocal. <text:s/>You can always meet/ with the same courtesy at the hands of Phi-/ladelphia Israelites, but </text:span><text:span text:style-name="T6">do</text:span><text:span text:style-name="T7"> apply to the/ proper source, and you will avoid publishing,/ even unintentionally, what may raise, </text:span><text:span text:style-name="T3">in lieu</text:span><text:span text:style-name="T7"> higher/ </text:span><text:span text:style-name="T3">of tearing down</text:span><text:span text:style-name="T7"> the </text:span><text:span text:style-name="T3">high</text:span><text:span text:style-name="T7"> wall of prejudice,/</text:span><text:span text:style-name="T3"> instead of tearing it down, A Jew</text:span><text:span text:style-name="T7"> whereas it is a duty/ specially binding upon the secular press,/ to tear it down A Jew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8T14:48:30.34</meta:creation-date>
    <dc:date>2012-03-05T14:25:27.63</dc:date>
    <dc:creator>Penn Libraries</dc:creator>
    <meta:editing-duration>PT00H08M49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665" meta:character-count="4314"/>
  </office:meta>
</office:document-meta>
</file>